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SMOD documentation</text:p>
      <text:p text:style-name="P1"/>
      <text:p text:style-name="P1">Dr. E. Fable, Feb 2018</text:p>
      <text:p text:style-name="P1">IPP Garching, DE</text:p>
      <text:p text:style-name="P1"/>
      <text:p text:style-name="P1"/>
      <text:p text:style-name="P2">Purpose of the code</text:p>
      <text:p text:style-name="P3"/>
      <text:p text:style-name="P3">PLASMOD is a transport model for tokamak plasmas, where the steady-state condition (in the sense of no time-dependent terms in the equations) is simulated given in input gross engineering parameters and some requirements/constraints.</text:p>
      <text:p text:style-name="P3"/>
      <text:p text:style-name="P3">The code is written in Fortran 90 / 77 and can be run as a subroutine inside a generic Tokamak plant system code.</text:p>
      <text:p text:style-name="P3"/>
      <text:p text:style-name="P3">The code is very fast and gives out realistic plasma profiles which satisfy the constraints and are consistent with the given engineering parameters.</text:p>
      <text:p text:style-name="P3"/>
      <text:p text:style-name="P3"/>
      <text:p text:style-name="P2">Inputs to the code:</text:p>
      <text:p text:style-name="P3"/>
      <text:p text:style-name="P3">!INPUTS with typical default values</text:p>
      <text:p text:style-name="P3"><text:s text:c="26"/>num%dtminmin=1.0d-9 !not used</text:p>
      <text:p text:style-name="P3"><text:s text:c="26"/>num%dtminmax=0.001 !not used</text:p>
      <text:p text:style-name="P3"><text:s text:c="26"/>num%dtmaxmax=100.0 !not used</text:p>
      <text:p text:style-name="P3"><text:s text:c="26"/>num%tolopt=0.0001 !not used</text:p>
      <text:p text:style-name="P3"><text:s text:c="26"/>num%etol=100.0d0 !not used</text:p>
      <text:p text:style-name="P3"><text:s text:c="26"/>num%etol0=100.d0 !not used</text:p>
      <text:p text:style-name="P3"><text:s text:c="26"/>num%etolm=100.0d0 !not used</text:p>
      <text:p text:style-name="P3"><text:s text:c="26"/>num%tolmax=0.1d0 !not used</text:p>
      <text:p text:style-name="P3"><text:s text:c="26"/>num%biggest=huge(kind(1.0d0)) !not used</text:p>
      <text:p text:style-name="P3"><text:s text:c="3"/><text:tab/> <text:s text:c="3"/>num%tol=0.00001d0 !tolerance to be reached, in % variation at each time step</text:p>
      <text:p text:style-name="P3"><text:s text:c="26"/>num%dtmin=0.001d0 !min time step</text:p>
      <text:p text:style-name="P3"><text:s text:c="26"/>num%dtmax=0.5d0 !max time step</text:p>
      <text:p text:style-name="P3"><text:s text:c="26"/>num%dt=0.01d0 !time step </text:p>
      <text:p text:style-name="P3"><text:s text:c="26"/>num%dtinc=2.d0 !decrease of dt</text:p>
      <text:p text:style-name="P3"><text:s text:c="26"/>num%Ainc=1.1d0 !increase of dt</text:p>
      <text:p text:style-name="P3"><text:s text:c="26"/>num%test=100000. !max iteration number</text:p>
      <text:p text:style-name="P3"><text:s text:c="26"/>num%tolmin=10.1d0 ! multiplier of etolm that should not be overcome</text:p>
      <text:p text:style-name="P3"><text:s text:c="26"/>num%eopt=0.1d0 !exponent of jipperdo</text:p>
      <text:p text:style-name="P3"><text:s text:c="26"/>num%dtmaxmin=0.1d0 !exponent of jipperdo2</text:p>
      <text:p text:style-name="P3"><text:s text:c="26"/>num%capA=0.1d0 !first radial grid point</text:p>
      <text:p text:style-name="P3"><text:s text:c="26"/>num%maxA=0.d0 !diagz 0 or 1</text:p>
      <text:p text:style-name="P3"><text:s text:c="26"/>num%dgy=1.e-5 !Newton differential</text:p>
      <text:p text:style-name="P3"><text:s text:c="26"/>num%i_modeltype=1 !1 - simple gyrobohm scaling</text:p>
      <text:p text:style-name="P3"><text:s text:c="26"/>num%i_equiltype=1 !1 - EMEQ, solve equilibrium with given q95, with sawteeth. 2- EMEQ, solve with given Ip, with sawteeth.</text:p>
      <text:p text:style-name="P3"><text:s text:c="26"/>num%nx=41 <text:s text:c="7"/>!number of interpolated grid points</text:p>
      <text:p text:style-name="P3"><text:s text:c="26"/>num%nxt=5 !number of reduced grid points</text:p>
      <text:p text:style-name="P3"><text:soft-page-break/><text:s text:c="26"/>num%nchannels=3 <text:s/>!leave this at 3</text:p>
      <text:p text:style-name="P3"><text:s text:c="26"/>num%ipedestal=2 !1 - fixed temperature pedestal ped%teped. 2 - Saarelma scaling</text:p>
      <text:p text:style-name="P3"><text:s/><text:tab/><text:tab/>num%i_impmodel=1 !impurity model: 0 - fixed concentration, 1 - concentration fixed at pedestal top, then fixed density.</text:p>
      <text:p text:style-name="P3"><text:tab/><text:tab/><text:tab/><text:tab/><text:tab/><text:tab/><text:tab/><text:tab/><text:tab/><text:tab/><text:tab/></text:p>
      <text:p text:style-name="P3"><text:s text:c="4"/>geom%A = 3.1d0 <text:s/>!aspect ratio R/a</text:p>
      <text:p text:style-name="P3"><text:s text:c="4"/>geom%R = 9.072d0 <text:s/>! major radius in m</text:p>
      <text:p text:style-name="P3"><text:s text:c="4"/>geom%bt = 5.667 !magnetic field in T</text:p>
      <text:p text:style-name="P3"><text:s text:c="4"/>geom%k = 1.7513d0 !edge elongation </text:p>
      <text:p text:style-name="P3"><text:s text:c="4"/>geom%d = 0.383d0 !edge triangularity</text:p>
      <text:p text:style-name="P3"><text:s text:c="4"/>geom%k95 = 1.65d0 !edge elongation at 95% of flux</text:p>
      <text:p text:style-name="P3"><text:s text:c="4"/>geom%d95 = 0.333d0 !edge triangularity at 95% of flux</text:p>
      <text:p text:style-name="P3"><text:s text:c="4"/>geom%Ip = <text:s/>19.6 ! plasma current in MA : USED if i_equiltype=2, q95 is used if i_equiltype=1</text:p>
      <text:p text:style-name="P3"><text:s text:c="2"/>geom%q95 = 3.5 !safety factor at 95% of flux, used if i_equiltype=1. </text:p>
      <text:p text:style-name="P3"><text:s text:c="2"/>geom%counter=0. !dont touch this</text:p>
      <text:p text:style-name="P3"/>
      <text:p text:style-name="P3">!this is just for first initialization</text:p>
      <text:p text:style-name="P3"><text:s text:c="4"/>geom%Aold = geom%A <text:s/>!aspect ratio</text:p>
      <text:p text:style-name="P3"><text:s text:c="4"/>geom%Rold = geom%R <text:s/>! major radius in m</text:p>
      <text:p text:style-name="P3"><text:s text:c="4"/>geom%kold = geom%k !edge elongation</text:p>
      <text:p text:style-name="P3"><text:s text:c="4"/>geom%dold = geom%d !edge triangularity</text:p>
      <text:p text:style-name="P3"><text:s text:c="4"/>geom%Ipold = geom%ip !plasma current in MA : USED if equiltype=2, q95 is used if equiltype=1</text:p>
      <text:p text:style-name="P3"><text:s text:c="4"/>geom%btold = geom%bt !magnetic field</text:p>
      <text:p text:style-name="P3"/>
      <text:p text:style-name="P3">!composition</text:p>
      <text:p text:style-name="P3"><text:s text:c="4"/>comp%globtau(1) = 5. !tauparticle/tauE for D</text:p>
      <text:p text:style-name="P3"><text:s text:c="4"/>comp%globtau(2) = 5. !tauparticle/tauE for T</text:p>
      <text:p text:style-name="P3"><text:s text:c="4"/>comp%globtau(3) = 5. !tauparticle/tauE for He</text:p>
      <text:p text:style-name="P3"><text:s text:c="4"/>comp%globtau(4) = 5. !tauparticle/tauE for Xe</text:p>
      <text:p text:style-name="P3"><text:s text:c="4"/>comp%globtau(5) = 1. !tauparticle/tauE for Ar</text:p>
      <text:p text:style-name="P3"/>
      <text:p text:style-name="P3"><text:s text:c="4"/>comp%psepplh_inf = 1.1 !Psep/PLH if below this, use q_heat to control this</text:p>
      <text:p text:style-name="P3"><text:s text:c="4"/>comp%psepplh_sup = 1.2 !Psep/PLH if above this, use Xe to control this via radiation, if not to be used, set a very very large value</text:p>
      <text:p text:style-name="P3"><text:s text:c="4"/>comp%psepb_q95AR = 1000.d0 !Psep B/qaR max value, use the minimum between, if not to be used, set a very very large value this and pseplh_sup</text:p>
      <text:p text:style-name="P3"><text:s text:c="4"/>comp%psep_r = 1000.d0 !Psep/R max value , if not to be used, set a very very large value</text:p>
      <text:p text:style-name="P3"><text:s text:c="4"/>comp%qdivt = 0. !divertor heat flux in MW/m^2, if 0, dont use SOL model, if positive (in MW/m^2), uses car to control this</text:p>
      <text:p text:style-name="P3"/>
      <text:p text:style-name="P3"><text:s text:c="4"/>comp%car = 0. !argon concentration, used self-consistently if qdivt=0.</text:p>
      <text:p text:style-name="P3"><text:s text:c="4"/>comp%c_car = 10. !compression factor between div and core: e.g. 10 means there is 10 more Argon concentration in the divertor than in the core</text:p>
      <text:p text:style-name="P3"><text:s text:c="4"/>comp%cxe = 0. !xenon concentration, changed selfconsistently if psepplh_sup is non zero</text:p>
      <text:p text:style-name="P3"><text:s text:c="4"/>comp%che = 0.08 !helium concentration, calculated self-consistently if globtau(3)&gt;0</text:p>
      <text:p text:style-name="P3"/>
      <text:p text:style-name="P3"><text:s text:c="4"/>comp%fuelmix = 0.5d0 !fuel mix -&gt; D = fuelmix*(ne-nZ), T = (1-fuelmix)*(ne-nZ)</text:p>
      <text:p text:style-name="P3"/>
      <text:p text:style-name="P3"><text:s text:c="4"/>comp%pradpos = 0.d0 ! position after which radiation is counted 0. for tau and other global <text:soft-page-break/>quantities, i.e. position after which radiation is "edge"</text:p>
      <text:p text:style-name="P3"/>
      <text:p text:style-name="P3"><text:tab/><text:tab/><text:tab/><text:tab/>inp0%f_gw=0.9 !pedestal top greenwald fraction</text:p>
      <text:p text:style-name="P3"><text:tab/><text:tab/><text:tab/><text:tab/>inp0%f_gws=0.5 !separatrix greenwald fraction</text:p>
      <text:p text:style-name="P3"/>
      <text:p text:style-name="P3"><text:s text:c="4"/>ped%teped=5.5 <text:s/>!pedestal top temperature</text:p>
      <text:p text:style-name="P3"><text:s text:c="4"/>ped%tesep=0.3 <text:s/>!separatrix temperature</text:p>
      <text:p text:style-name="P3"><text:s text:c="4"/>ped%rho_t=0.96 !pedestal top position T</text:p>
      <text:p text:style-name="P3"><text:s text:c="4"/>ped%rho_n=0.96 !pedestal top position n</text:p>
      <text:p text:style-name="P3"/>
      <text:p text:style-name="P3"><text:tab/><text:tab/><text:tab/><text:tab/>inp0%Hfac_inp=1. !input H factor to be reached. If 0., this is not used and H is instead an output. This is radiation corrected H factor using pradpos</text:p>
      <text:p text:style-name="P3"/>
      <text:p text:style-name="P3"><text:tab/><text:tab/><text:tab/><text:tab/>inp0%nbcdeff=5. !CD = this * PCD <text:s text:c="2"/>units: m*MA/MW (MA/m^2 * m^3/MW)</text:p>
      <text:p text:style-name="P3"><text:tab/><text:tab/><text:tab/><text:tab/>inp0%eccdeff=0.3 !CD = this * PCD * TE/NE !not used for now</text:p>
      <text:p text:style-name="P3"><text:tab/><text:tab/><text:tab/><text:tab/>inp0%pheatmax=200. !max allowed power for heating+CD+fusion control+q_control</text:p>
      <text:p text:style-name="P3"/>
      <text:p text:style-name="P3"><text:tab/><text:tab/><text:tab/><text:tab/>inp0%V_loop=-1.e6 !target loop voltage. If lower than -1.e5, dont use this</text:p>
      <text:p text:style-name="P3"><text:tab/><text:tab/><text:tab/><text:tab/>inp0%f_ni=0. !required fraction of non inductive current, if 0, dont use this</text:p>
      <text:p text:style-name="P3"><text:tab/><text:tab/><text:tab/><text:tab/>inp0%pfus=0. !if 0., not used (otherwise it would be controlled with Pauxheat), if positive, add power q_fus to control fusion power</text:p>
      <text:p text:style-name="P3"><text:tab/><text:tab/><text:tab/><text:tab/>inp0%q_control=50. !power required for additional control (NTM, sawteeth, etc.)</text:p>
      <text:p text:style-name="P3"/>
      <text:p text:style-name="P3"><text:tab/><text:tab/><text:tab/><text:tab/>inp0%pech=0.d0 !ech power !not used for now</text:p>
      <text:p text:style-name="P3"><text:tab/><text:tab/><text:tab/><text:tab/>inp0%pnbi=0.d0 !nbi power !this is heat if not specified</text:p>
      <text:p text:style-name="P3"><text:tab/><text:tab/><text:tab/><text:tab/>inp0%qheat=0.d0 !nbi power</text:p>
      <text:p text:style-name="P3"><text:tab/><text:tab/><text:tab/><text:tab/>inp0%qcd=0.d0 !nbi power</text:p>
      <text:p text:style-name="P3"><text:tab/><text:tab/><text:tab/><text:tab/>inp0%qfus=0.d0 !nbi power</text:p>
      <text:p text:style-name="P3"/>
      <text:p text:style-name="P3">!depositions and widths<text:tab/><text:tab/><text:tab/><text:tab/></text:p>
      <text:p text:style-name="P3"><text:tab/><text:tab/><text:tab/><text:tab/>inp0%x_heat(1)=0. !nbi</text:p>
      <text:p text:style-name="P3"><text:tab/><text:tab/><text:tab/><text:tab/>inp0%x_heat(2)=0. !ech</text:p>
      <text:p text:style-name="P3"><text:tab/><text:tab/><text:tab/><text:tab/>inp0%x_cd(1)=0. !nbi</text:p>
      <text:p text:style-name="P3"><text:tab/><text:tab/><text:tab/><text:tab/>inp0%x_cd(2)=0. !ech</text:p>
      <text:p text:style-name="P3"><text:tab/><text:tab/><text:tab/><text:tab/>inp0%x_fus(1)=0. !nbi</text:p>
      <text:p text:style-name="P3"><text:tab/><text:tab/><text:tab/><text:tab/>inp0%x_fus(2)=0. !ech</text:p>
      <text:p text:style-name="P3"><text:tab/><text:tab/><text:tab/><text:tab/>inp0%x_control(1)=0. !nbi</text:p>
      <text:p text:style-name="P3"><text:tab/><text:tab/><text:tab/><text:tab/>inp0%x_control(2)=0. !ech</text:p>
      <text:p text:style-name="P3"><text:tab/><text:tab/><text:tab/><text:tab/>inp0%dx_heat(1)=0.2 !nbi</text:p>
      <text:p text:style-name="P3"><text:tab/><text:tab/><text:tab/><text:tab/>inp0%dx_heat(2)=0.03 !ech</text:p>
      <text:p text:style-name="P3"><text:tab/><text:tab/><text:tab/><text:tab/>inp0%dx_cd(1)=0.2 !nbi</text:p>
      <text:p text:style-name="P3"><text:tab/><text:tab/><text:tab/><text:tab/>inp0%dx_cd(2)=0.03 !ech</text:p>
      <text:p text:style-name="P3"><text:tab/><text:tab/><text:tab/><text:tab/>inp0%dx_fus(1)=0.2 !nbi</text:p>
      <text:p text:style-name="P3"><text:tab/><text:tab/><text:tab/><text:tab/>inp0%dx_fus(2)=0.03 !ech</text:p>
      <text:p text:style-name="P3"><text:soft-page-break/><text:tab/><text:tab/><text:tab/><text:tab/>inp0%dx_control(1)=0.2 !nbi</text:p>
      <text:p text:style-name="P3"><text:tab/><text:tab/><text:tab/><text:tab/>inp0%dx_control(2)=0.03 !ech</text:p>
      <text:p text:style-name="P3"><text:tab/><text:tab/><text:tab/><text:tab/>inp0%nbi_energy=1000. !in keV !beam energy</text:p>
      <text:p text:style-name="P3"><text:tab/><text:tab/><text:tab/><text:tab/></text:p>
      <text:p text:style-name="P3"><text:tab/><text:tab/><text:tab/><text:tab/></text:p>
      <text:p text:style-name="P3"/>
      <text:p text:style-name="P3"><text:tab/><text:tab/><text:tab/><text:tab/>inp0%spellet=0.d0 !pellet mass in particles of D in 10^19</text:p>
      <text:p text:style-name="P3"><text:tab/><text:tab/><text:tab/><text:tab/>inp0%fpellet=0.5d0 !pellet frequency in Hz !pellet source is computed as inp0%spellet*inp0%fpellet in p/s</text:p>
      <text:p text:style-name="P3"/>
      <text:p text:style-name="P3"/>
      <text:p text:style-name="P3">!control derivatives (for internal calculations), suggested values</text:p>
      <text:p text:style-name="P3"><text:tab/><text:tab/><text:tab/><text:tab/>inp0%qnbi_psepfac=50. !dqnbi/d(1-Psep/PLH)</text:p>
      <text:p text:style-name="P3"><text:tab/><text:tab/><text:tab/><text:tab/>inp0%cxe_psepfac=1.e-5 !dcxe/d(1-Psep/PLH)</text:p>
      <text:p text:style-name="P3"><text:tab/><text:tab/><text:tab/><text:tab/>inp0%car_qdivt=1.e-6 !dcar/d(qdivt)</text:p>
      <text:p text:style-name="P3"/>
      <text:p text:style-name="P3"/>
      <text:p text:style-name="P2">Outputs from the code:</text:p>
      <text:p text:style-name="P2"/>
      <text:p text:style-name="P3"/>
      <text:p text:style-name="P3">! Outputs:</text:p>
      <text:p text:style-name="P3"/>
      <text:p text:style-name="P3">* scalars</text:p>
      <text:p text:style-name="P3"><text:tab/>geom%ip --&gt; this is an output if q95 was an input</text:p>
      <text:p text:style-name="P3"><text:tab/>mhd%ip --&gt; plasma current in MA</text:p>
      <text:p text:style-name="P3"/>
      <text:p text:style-name="P3"><text:tab/>geom%q95 --&gt; this is an output if ip was an input</text:p>
      <text:p text:style-name="P3"><text:tab/>mhd%q --&gt; q95</text:p>
      <text:p text:style-name="P3"/>
      <text:p text:style-name="P3"><text:tab/>comp%che --&gt; Helium concentration (computed if globtau(3) is finite)</text:p>
      <text:p text:style-name="P3"><text:tab/>comp%cxe --&gt; Xenon concentration (computed if comp%psepplh_sup finite)</text:p>
      <text:p text:style-name="P3"><text:tab/>comp%car --&gt; Argon concentration (computed if comp%qdivt finite)</text:p>
      <text:p text:style-name="P3"><text:tab/></text:p>
      <text:p text:style-name="P3"/>
      <text:p text:style-name="P3"><text:tab/>ped%teped --&gt; computed if num%ipedestal=2</text:p>
      <text:p text:style-name="P3"><text:tab/>ped%nped --&gt; computed according to inp0%fgw</text:p>
      <text:p text:style-name="P3"><text:tab/>ped%nsep --&gt; computed according to inp0%fgws</text:p>
      <text:p text:style-name="P3"/>
      <text:p text:style-name="P3"><text:tab/></text:p>
      <text:p text:style-name="P3"><text:tab/>mhd%equilcheck = 0. if equilibrium crashed, 1 if ok</text:p>
      <text:p text:style-name="P3"><text:tab/>mhd%betan : total beta_N (thermal + alphas)</text:p>
      <text:p text:style-name="P3"><text:tab/></text:p>
      <text:p text:style-name="P3"><text:tab/>loss%pfus : fusion power in MW (5* alpha power)<text:tab/></text:p>
      <text:p text:style-name="P3"><text:tab/>loss%taueff : confinement time taue in s</text:p>
      <text:p text:style-name="P3"><text:tab/>loss%H : H factor</text:p>
      <text:p text:style-name="P3"><text:tab/><text:tab/><text:tab/><text:tab/>tau_scal = loss%taueff/loss%H</text:p>
      <text:p text:style-name="P3"><text:tab/>loss%Wth : plasma thermal energy in MJ</text:p>
      <text:p text:style-name="P3"><text:tab/>loss%prad: total radiated power (core + edge) in MW</text:p>
      <text:p text:style-name="P3"><text:tab/>loss%pradedge: edge radiated power in MW</text:p>
      <text:p text:style-name="P3"><text:soft-page-break/><text:tab/>loss%pradcore: core radiated power in MW</text:p>
      <text:p text:style-name="P3"><text:tab/>loss%psync : total synchrotron power (MW)</text:p>
      <text:p text:style-name="P3"><text:tab/>loss%pbrehms : brehmstralung power MW</text:p>
      <text:p text:style-name="P3"><text:tab/>loss%pline: line radiation MW</text:p>
      <text:p text:style-name="P3"><text:tab/>loss%psepi: ion separatrix power MW</text:p>
      <text:p text:style-name="P3"><text:tab/>loss%piepv: volume averaged equipartition power MW/m^3</text:p>
      <text:p text:style-name="P3"><text:tab/>loss%peaux: effective auxiliary electron heating in MW</text:p>
      <text:p text:style-name="P3"><text:tab/>loss%piaux: effective auxiliary ion heating in MW</text:p>
      <text:p text:style-name="P3"><text:tab/></text:p>
      <text:p text:style-name="P3"><text:tab/>loss%pdiv : divertor power in MW/m^2</text:p>
      <text:p text:style-name="P3"/>
      <text:p text:style-name="P3"><text:tab/>loss%Psep: separatrix power<text:tab/>MW</text:p>
      <text:p text:style-name="P3"><text:tab/>loss%PLH: LH transition power <text:s/>MW</text:p>
      <text:p text:style-name="P3"/>
      <text:p text:style-name="P3"><text:tab/>loss%dfuelreq : requested fueling in p/s for D</text:p>
      <text:p text:style-name="P3"><text:tab/>loss%tfuelreq : requested fueling in p/s for T</text:p>
      <text:p text:style-name="P3"/>
      <text:p text:style-name="P3"><text:tab/>loss%hepumpreq = He production globally in p/s (to be pumped)</text:p>
      <text:p text:style-name="P3"><text:tab/></text:p>
      <text:p text:style-name="P3"><text:tab/>mhd%vp : plasma volume in m^3</text:p>
      <text:p text:style-name="P3"><text:tab/>mhd%q_sep : separatrix q</text:p>
      <text:p text:style-name="P3"><text:tab/>mhd%vloop : loop voltage in V</text:p>
      <text:p text:style-name="P3"><text:tab/>mhd%fbs : bootstrap current fraction</text:p>
      <text:p text:style-name="P3"><text:tab/>mhd%f_ni : total non inductive current fraction (CD + bs)</text:p>
      <text:p text:style-name="P3"/>
      <text:p text:style-name="P3"/>
      <text:p text:style-name="P3"><text:tab/>i_flag = 1 if OK, -1 if not converged after itermax, -2 equilibrium crashed, 0 transport crashed</text:p>
      <text:p text:style-name="P3"/>
      <text:p text:style-name="P3"/>
      <text:p text:style-name="P3"/>
      <text:p text:style-name="P3">* profiles<text:tab/></text:p>
      <text:p text:style-name="P3"><text:tab/>radp%x : normalized coordinate r/a </text:p>
      <text:p text:style-name="P3"><text:tab/>radp%ne : electron density profile in 10^19 m^-3</text:p>
      <text:p text:style-name="P3"><text:tab/>radp%te : electorn temperature profile in keV</text:p>
      <text:p text:style-name="P3"><text:tab/>radp%ti : ion temperature profile in keV</text:p>
      <text:p text:style-name="P3"/>
      <text:p text:style-name="P3"><text:tab/>radp%qprof : safety factor profile</text:p>
      <text:p text:style-name="P3"><text:tab/>radp%jpar : parallel current profile in MA/m^2</text:p>
      <text:p text:style-name="P3"><text:tab/>radp%jbs : <text:s/>bootstrap current profile</text:p>
      <text:p text:style-name="P3"><text:tab/>radp%jcd : current drive profile</text:p>
      <text:p text:style-name="P3"><text:tab/>radp%ipol : poloidal current R*BT profile in T*m</text:p>
      <text:p text:style-name="P3"><text:tab/>radp%psi : poloidal flux profile in Wb</text:p>
      <text:p text:style-name="P3"><text:tab/>radp%volum : plasma volum profile in m^3</text:p>
      <text:p text:style-name="P3"><text:tab/></text:p>
      <text:p text:style-name="P2"/>
      <text:p text:style-name="P2">Suggested usage:</text:p>
      <text:p text:style-name="P2"/>
      <text:p text:style-name="P3"/>
      <text:p text:style-name="P3"><text:s/><text:tab/>- always set Psep_PLH inf and sup to like ~1 to ~1.1 or 1.2</text:p>
      <text:p text:style-name="P3"><text:soft-page-break/><text:tab/>- qdivt = 0 to start</text:p>
      <text:p text:style-name="P3"><text:tab/>- Hfac_inp = 0.95 or 1 for baseline scenario, can try 0 but transport model will change later on</text:p>
      <text:p text:style-name="P3"><text:tab/>- q_control ~30 - 50 MW</text:p>
      <text:p text:style-name="P3"><text:tab/>- pedestal model 2</text:p>
      <text:p text:style-name="P3"><text:tab/>- equiltype 1</text:p>
      <text:p text:style-name="P3"><text:tab/>- impmodel 0 or 1 doesnt matter</text:p>
      <text:p text:style-name="P3"><text:tab/>- globtau(3) ~ 5 - 10</text:p>
      <text:p text:style-name="P3"><text:tab/>- f_ni or v_loop should be dictated by discharge duration (comes from SYS code)</text:p>
      <text:p text:style-name="P3"><text:tab/></text:p>
      <text:p text:style-name="P3"/>
      <text:p text:style-name="P3"/>
      <text:p text:style-name="P1">More detailed documentation of the code:</text:p>
      <text:p text:style-name="P2"/>
      <text:p text:style-name="P2">Subroutine call</text:p>
      <text:p text:style-name="P3"><text:span text:style-name="T1"/></text:p>
      <text:p text:style-name="P3">The subroutine call is:</text:p>
      <text:p text:style-name="P3"/>
      <text:p text:style-name="P3"><text:tab/>call do_transport(num,geom,comp,ped,inp0,radp,mhd,loss,i_flag)</text:p>
      <text:p text:style-name="P3"/>
      <text:p text:style-name="P3">Note this:</text:p>
      <text:p text:style-name="P3"><text:s text:c="2"/>type (geometry), intent(inout) :: geom</text:p>
      <text:p text:style-name="P3"><text:s text:c="2"/>type (composition), intent(inout) :: comp</text:p>
      <text:p text:style-name="P3"><text:s text:c="2"/>type (pedestal), intent(inout) :: ped</text:p>
      <text:p text:style-name="P3"><text:s text:c="2"/>type (inputs), intent(inout) :: inp0</text:p>
      <text:p text:style-name="P3"><text:s text:c="2"/>type (radial_profiles), intent(inout) :: radp</text:p>
      <text:p text:style-name="P3"><text:s text:c="2"/>type (MHD_EQ), intent(inout) :: mhd </text:p>
      <text:p text:style-name="P3"><text:s text:c="2"/>type (power_losses), intent(inout) :: loss</text:p>
      <text:p text:style-name="P3">all inputs are also outputs because the code can change some of the inputs consistently with the requirements given in input, however this is clearly stated in the description of the inputs when it is necessary.</text:p>
      <text:p text:style-name="P3"/>
      <text:p text:style-name="P3"><text:span text:style-name="T1">Structure of the code</text:span></text:p>
      <text:p text:style-name="P3"><text:span text:style-name="T1"/></text:p>
      <text:p text:style-name="P3">The code is structured in this way:</text:p>
      <text:p text:style-name="P3"/>
      <text:p text:style-name="P4"><text:s/>Initialization: definition of initial guess + first equilibrium computation</text:p>
      <text:p text:style-name="P4"/>
      <text:p text:style-name="P4">Main cycle</text:p>
      <text:p text:style-name="P4"/>
      <text:p text:style-name="P4">Output production</text:p>
      <text:p text:style-name="P4"/>
      <text:p text:style-name="P3"/>
      <text:p text:style-name="P3">Main cycle: </text:p>
      <text:p text:style-name="P4">Iteration j</text:p>
      <text:p text:style-name="P4">Compute sources: Pe, Pi, Sn</text:p>
      <text:p text:style-name="P4">Compute transport coefficients</text:p>
      <text:p text:style-name="P4">Solve transport equations for Te, Ti, ne</text:p>
      <text:p text:style-name="P4">Adapt pedestal profiles if needed</text:p>
      <text:p text:style-name="P4">Compute new equilibrium</text:p>
      <text:p text:style-name="P4"><text:soft-page-break/>Is tolerance reached ? If yes, exit. If no, go back to iteration j+1 </text:p>
      <text:p text:style-name="P4"/>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2-02T15:42:01</meta:creation-date>
    <dc:date>2018-02-02T15:53:36</dc:date>
    <meta:editing-duration>PT00H11M36S</meta:editing-duration>
    <meta:editing-cycles>25</meta:editing-cycles>
    <meta:generator>StarOffice/9$Solaris_x86 OpenOffice.org_project/320m12$Build-9483</meta:generator>
    <meta:document-statistic meta:table-count="0" meta:image-count="0" meta:object-count="0" meta:page-count="7" meta:paragraph-count="215" meta:word-count="1451" meta:character-count="10694"/>
  </office:meta>
</office:document-meta>
</file>